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66804" officeooo:paragraph-rsid="00166804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f5fa0" officeooo:paragraph-rsid="0021470a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officeooo:rsid="00166804" officeooo:paragraph-rsid="00166804" style:font-size-asian="12pt" style:font-size-complex="12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166804" officeooo:paragraph-rsid="00166804"/>
    </style:style>
    <style:style style:name="P6" style:family="paragraph" style:parent-style-name="Title">
      <style:paragraph-properties fo:text-align="start" style:justify-single-word="false"/>
      <style:text-properties officeooo:rsid="0015238b" officeooo:paragraph-rsid="0015238b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officeooo:rsid="00166804" officeooo:paragraph-rsid="00166804" style:font-size-asian="12pt" style:font-size-complex="12pt"/>
    </style:style>
    <style:style style:name="T1" style:family="text">
      <style:text-properties officeooo:rsid="001d73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吃飯的人生</text:p>
      <text:p text:style-name="P1"/>
      <text:p text:style-name="P4">人總是在不經意間</text:p>
      <text:p text:style-name="P4">有些突然的感觸</text:p>
      <text:p text:style-name="P4">就像今天去盛飯</text:p>
      <text:p text:style-name="P4">忽然發現</text:p>
      <text:p text:style-name="P4">三十餘年來</text:p>
      <text:p text:style-name="P4">吃飯就像是趕車</text:p>
      <text:p text:style-name="P4">又像是豬爭食</text:p>
      <text:p text:style-name="P4">從未用心慢慢去感受</text:p>
      <text:p text:style-name="P4">舌尖的味道</text:p>
      <text:p text:style-name="P4"/>
      <text:p text:style-name="P4">人生本就匆匆</text:p>
      <text:p text:style-name="P4">生命就是一場感受</text:p>
      <text:p text:style-name="P4">感受觸覺</text:p>
      <text:p text:style-name="P4">感受味覺</text:p>
      <text:p text:style-name="P4">只有慢</text:p>
      <text:p text:style-name="P4">才能感受劃過指尖的美</text:p>
      <text:p text:style-name="P4">如果吃飯都不能養成慢慢感受的習慣</text:p>
      <text:p text:style-name="P4">怎麼能說你真的用心生活過</text:p>
      <text:p text:style-name="P4"/>
      <text:p text:style-name="P4">用心感受舌尖的味道</text:p>
      <text:p text:style-name="P4">和菜裏的愛</text:p>
      <text:p text:style-name="P4">感受同桌的親人</text:p>
      <text:p text:style-name="P4"/>
      <text:p text:style-name="P4">珍惜和享受生活</text:p>
      <text:p text:style-name="P4">從養成好的吃飯習慣開始</text:p>
      <text:p text:style-name="P4"/>
      <text:p text:style-name="P4">走在路上</text:p>
      <text:p text:style-name="P4">撫面的清風</text:p>
      <text:p text:style-name="P4">都是一種大自然的饋贈</text:p>
      <text:p text:style-name="P4"/>
      <text:p text:style-name="P4">人生一場修行</text:p>
      <text:p text:style-name="P4">快樂與幸福</text:p>
      <text:p text:style-name="P4">心中求</text:p>
      <text:p text:style-name="P4"/>
      <text:p text:style-name="P4">慢一點</text:p>
      <text:p text:style-name="P4">用心一點</text:p>
      <text:p text:style-name="P4">就能感受到</text:p>
      <text:p text:style-name="P4">更多珍貴與美好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<text:soft-page-break/></text:p>
      <text:p text:style-name="P5"/>
      <text:p text:style-name="P5"/>
      <text:p text:style-name="P2">以後在整理<text:span text:style-name="T1">。總說着雞湯的話，要如何如何珍惜生活，可我們吃飯都沒曾用心過！沒用心去感受親人爲你準備的飯菜！生命是一場感觸，加上靈魂就成了人！珍惜生活就從慢慢感受開始！用心去感受那流逝的瞬間，讓生命在心間多停留才會變長！生活只有慢了，才能發現匆忙中不易觀察到的美！生活不美，就成了一種浪費的罪！。。。。。。。。。。。。。。。。。</text:span></text:p>
      <text:p text:style-name="P3">教小孩就應該這樣！</text:p>
      <text:p text:style-name="P3">讓他從小養成習慣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4-24T11:40:13.591946830</dc:date>
    <meta:editing-duration>PT54M38S</meta:editing-duration>
    <meta:editing-cycles>25</meta:editing-cycles>
    <meta:document-statistic meta:table-count="0" meta:image-count="0" meta:object-count="0" meta:page-count="2" meta:paragraph-count="36" meta:word-count="397" meta:character-count="397" meta:non-whitespace-character-count="397"/>
  </office:meta>
</office:document-meta>
</file>